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f82" officeooo:paragraph-rsid="00020f82"/>
    </style:style>
    <style:style style:name="T1" style:family="text">
      <style:text-properties officeooo:rsid="000279d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mbawa, <text:span text:style-name="T1">sayona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20:19.760841189</meta:creation-date>
    <dc:date>2017-09-15T12:34:00.033812796</dc:date>
    <meta:editing-duration>PT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8" meta:non-whitespace-character-count="17"/>
  </office:meta>
</office:document-meta>
</file>